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CacheConfigurator.parseRegion( Properties props , String regName , String value , ICompositeCacheAttributes cca , String regionPrefix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ompositeCacheConfigurator.setDefaultAuxValues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siteCacheConfigurator.parseElementAttributes( Properties props , String regName , String region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positeCacheConfigurator.doConfigure( String config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positeCacheConfigurator.parseAuxiliary( CompositeCache cache , Properties props , String auxName , String reg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CompositeCacheConfigurator.parseSystemRegions( Properties prop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mpositeCacheConfigurator.setDefaultElementAttributes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siteCacheConfigurator.CompositeCacheConfigurator( CompositeCacheManager cc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Configurator.parseRegions( Properties prop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mpositeCacheConfigurator.parseRegion( Properties props , String reg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Configurator.parseCompositeCacheAttributes( Properties props , String regName , String region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mpositeCacheConfigurator.setDefaultCompositeCacheAttributes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siteCacheConfigurator.parseCompositeCacheAttributes( Properties props , String re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Configurator.doConfigure( 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iteCacheConfigurator.parseRegion( Properties props , String regName , String value , ICompositeCacheAttributes cc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